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000000200552DD6CB.png"/>
  <manifest:file-entry manifest:media-type="image/gif" manifest:full-path="Pictures/100000000000036000000144EB217935.g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0.7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Drugs" style:font-pitch="variable" fo:font-size="40pt" fo:text-shadow="none" fo:font-weight="normal" style:font-size-asian="40pt" style:font-weight-asian="normal" style:font-size-complex="40pt" style:font-weight-complex="normal"/>
    </style:style>
    <style:style style:name="T1" style:family="text">
      <style:text-properties fo:color="#ffffff" fo:font-family="Drugs" style:font-pitch="variable" fo:font-size="196pt" fo:text-shadow="none" fo:font-weight="normal" style:font-size-asian="196pt" style:font-weight-asian="normal" style:font-size-complex="196pt" style:font-weight-complex="normal"/>
    </style:style>
    <style:style style:name="T2" style:family="text">
      <style:text-properties fo:color="#009900" fo:font-family="Drugs" style:font-pitch="variable" fo:font-size="175pt" fo:text-shadow="none" fo:font-weight="normal" style:font-size-asian="175pt" style:font-weight-asian="normal" style:font-size-complex="175pt" style:font-weight-complex="normal"/>
    </style:style>
    <style:style style:name="T3" style:family="text">
      <style:text-properties fo:color="#009900" fo:font-family="Drugs" style:font-pitch="variable" fo:font-size="40pt" fo:text-shadow="none" fo:font-weight="normal" style:font-size-asian="40pt" style:font-weight-asian="normal" style:font-size-complex="40pt" style:font-weight-complex="normal"/>
    </style:style>
    <style:style style:name="T4" style:family="text">
      <style:text-properties fo:color="#009900" fo:font-family="Drugs" style:font-pitch="variable" fo:font-size="32pt" fo:text-shadow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9cm" svg:height="19cm" svg:x="1cm" svg:y="1cm">
          <draw:image xlink:href="Pictures/100000000000036000000144EB217935.gif" xlink:type="simple" xlink:show="embed" xlink:actuate="onLoad">
            <text:p/>
          </draw:image>
        </draw:frame>
        <draw:frame draw:style-name="gr2" draw:text-style-name="P2" draw:layer="layout" svg:width="21.252cm" svg:height="21.036cm" svg:x="0.41cm" svg:y="-2.064cm">
          <draw:text-box>
            <text:p text:style-name="P1"><text:span text:style-name="T1"/></text:p>
            <text:p text:style-name="P1"><text:span text:style-name="T2">3 6 0</text:span></text:p>
            <text:p text:style-name="P1"><text:span text:style-name="T3"/></text:p>
            <text:p text:style-name="P1"><text:span text:style-name="T3"/></text:p>
            <text:p text:style-name="P1"><text:span text:style-name="T3">www.</text:span><text:span text:style-name="T4">360</text:span><text:span text:style-name="T3">.unipr.it</text:span></text:p>
          </draw:text-box>
        </draw:frame>
        <draw:frame draw:style-name="gr1" draw:text-style-name="P1" draw:layer="layout" svg:width="19cm" svg:height="20cm" svg:x="1cm" svg:y="0cm">
          <draw:image xlink:href="Pictures/100002010000020000000200552DD6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a Cassi</meta:initial-creator>
    <meta:creation-date>2019-01-15T20:21:37</meta:creation-date>
    <dc:date>2019-01-23T12:44:36</dc:date>
    <dc:creator>Federica Cassi</dc:creator>
    <meta:editing-duration>P7DT15H21M16S</meta:editing-duration>
    <meta:editing-cycles>2</meta:editing-cycles>
    <meta:generator>OpenOffice/4.1.5$Unix OpenOffice.org_project/415m1$Build-9789</meta:generator>
    <meta:document-statistic meta:object-count="3"/>
  </office:meta>
</office:document-meta>
</file>